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abb1" officeooo:paragraph-rsid="0008abb1"/>
    </style:style>
    <style:style style:name="P2" style:family="paragraph" style:parent-style-name="Text_20_body">
      <style:text-properties officeooo:rsid="000cc371" officeooo:paragraph-rsid="000cc371"/>
    </style:style>
    <style:style style:name="T1" style:family="text">
      <style:text-properties officeooo:rsid="0008abb1"/>
    </style:style>
    <style:style style:name="T2" style:family="text">
      <style:text-properties officeooo:rsid="00098d85"/>
    </style:style>
    <style:style style:name="T3" style:family="text">
      <style:text-properties officeooo:rsid="000a77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 create virtual URLs when clicking “Load more” buttons for better indexing by Google.</text:p>
      <text:p text:style-name="Text_20_body">To prevent many pages with nearly duplicate content I will use noindex on all virtual pages <text:span text:style-name="T1">that are produced by clicking “Load more” to prolong lists.</text:span></text:p>
      <text:p text:style-name="P1">To prevent overwhelming traffic from Google <text:span text:style-name="T2">(M^N where N is the number of lists </text:span><text:span text:style-name="T3">on a page</text:span><text:span text:style-name="T2">)</text:span>, I will <text:span text:style-name="T2">also mark nofollow all such virtual pages except of where at most one list is expand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Hebrew" style:font-family-complex="'Noto Sans Hebre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Porton</meta:initial-creator>
    <meta:creation-date>2020-07-22T17:57:54.704202730</meta:creation-date>
    <meta:generator>LibreOffice/6.4.4.2$Linux_X86_64 LibreOffice_project/40$Build-2</meta:generator>
    <dc:date>2020-07-22T18:01:38.699937353</dc:date>
    <dc:creator>Victor Porton</dc:creator>
    <meta:editing-duration>PT3M43S</meta:editing-duration>
    <meta:editing-cycles>6</meta:editing-cycles>
    <meta:document-statistic meta:table-count="0" meta:image-count="0" meta:object-count="0" meta:page-count="1" meta:paragraph-count="3" meta:word-count="75" meta:character-count="423" meta:non-whitespace-character-count="351"/>
  </office:meta>
</office:document-meta>
</file>